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Жанр: RPG</text:p>
      <text:p text:style-name="Standard">Сеттинг: <text:span text:style-name="T2">фэнтези с примесью реализма</text:span></text:p>
      <text:p text:style-name="Standard">Механика: Олдскул-РПГ с пошаговой боевкой и открытым миром. </text:p>
      <text:p text:style-name="Standard">Геймплей: В обычное время мы исследуем окружающий мир, общаемся с NPC и выполняем квесты - как сюжетные, так и второстепенные. Во время сражений ГГ и противник по очереди обмениваются ударами, используя способности. </text:p>
      <text:p text:style-name="Standard">Сюжет: Вся игра делится на 7 глав, каждая из кторых охватывает один день жизни ГГ. Главный герой живет обычной жизнью, за исключением того, что ему постоянно приходится бороться со своими внутренними врагами, воплощающимися в реальности - ленью, злобой, жадностью и т.д. </text:p>
      <text:p text:style-name="Standard">Особенности: основной особенностью является сам сеттинг игры - игра за юношу, чьи внутренние конфликты и противоречия отражены в его ежедневной физической борьбе со своими демонами. Против каждого из типов противников у героя есть атрибут, который подлежит прокаче и отвечает за эффективность в битве с данным типом врагов (к примеру, Сила воли против противников с типом Лень, Хладнокровие против типа Злость и т.д.). Также есть отдельный параметр, не относящийся к боевой системе игры - настрой (принимающий значения в определенном диапазоне, к примеру, от -10 до +10). Вышеуказанный параметр изменяется при победе/пригрыше в стычке, а также <text:s/>при определенных окончаниях сюжетных и некоторых из сайд-квестов. В конце каждой главы значение параметра Настрой сохраняется, и в новой главе на его основании задается новый диапазон, к примеру: вы заканчиваете 1 главу со значением параметра Настрой +2 в диапазоне [-10,+10], тогда в главе 2 диапазон параметра будет [-8,+12]. Настрой влияет на визуальную составляющую игры: чем он выше, тем больше цвета будет в изображении, погодные эффекты будут изображать более приятную погоду. Соответственно, с низким значением Настроя изображение будет представлять собой градиент серого цвета, погода будет хуже и т.д. И, наконец, важность параметра Настрой для сюжета выражается в том, что на его основе будет изменяться последняя глава сюжета и концовка (положительная, нейтральная или отрицательная). <text:s/></text:p>
      <text:p text:style-name="Standard"/>
      <text:p text:style-name="P1">Referenc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3S</meta:editing-duration>
    <meta:editing-cycles>4</meta:editing-cycles>
    <meta:generator>OpenOffice/4.1.1$Win32 OpenOffice.org_project/411m6$Build-9775</meta:generator>
    <dc:date>2017-03-24T13:35:10.19</dc:date>
    <meta:document-statistic meta:table-count="0" meta:image-count="0" meta:object-count="0" meta:page-count="1" meta:paragraph-count="7" meta:word-count="295" meta:character-count="2047"/>
    <meta:user-defined meta:name="Info 1"/>
    <meta:user-defined meta:name="Info 2"/>
    <meta:user-defined meta:name="Info 3"/>
    <meta:user-defined meta:name="Info 4"/>
  </office:meta>
</office:document-meta>
</file>